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7">
      <style:paragraph-properties fo:line-height="100%" fo:text-align="start" style:justify-single-word="false"/>
      <style:text-properties style:font-name="Calibri"/>
    </style:style>
    <style:style style:name="P2" style:family="paragraph" style:parent-style-name="Text_20_body">
      <style:paragraph-properties fo:line-height="100%" fo:text-align="start" style:justify-single-word="false"/>
    </style:style>
    <style:style style:name="P3" style:family="paragraph" style:parent-style-name="Text_20_body" style:list-style-name="L1">
      <style:paragraph-properties fo:line-height="100%" fo:text-align="start" style:justify-single-word="false"/>
    </style:style>
    <style:style style:name="P4" style:family="paragraph" style:parent-style-name="Text_20_body" style:list-style-name="L2">
      <style:paragraph-properties fo:line-height="100%" fo:text-align="start" style:justify-single-word="false"/>
    </style:style>
    <style:style style:name="P5" style:family="paragraph" style:parent-style-name="Text_20_body" style:list-style-name="L3">
      <style:paragraph-properties fo:line-height="100%" fo:text-align="start" style:justify-single-word="false"/>
    </style:style>
    <style:style style:name="P6" style:family="paragraph" style:parent-style-name="Text_20_body" style:list-style-name="L4">
      <style:paragraph-properties fo:line-height="100%" fo:text-align="start" style:justify-single-word="false"/>
    </style:style>
    <style:style style:name="P7" style:family="paragraph" style:parent-style-name="Text_20_body" style:list-style-name="L5">
      <style:paragraph-properties fo:line-height="100%" fo:text-align="start" style:justify-single-word="false"/>
    </style:style>
    <style:style style:name="P8" style:family="paragraph" style:parent-style-name="Text_20_body" style:list-style-name="L6">
      <style:paragraph-properties fo:line-height="100%" fo:text-align="start" style:justify-single-word="false"/>
    </style:style>
    <style:style style:name="P9" style:family="paragraph" style:parent-style-name="Text_20_body" style:list-style-name="L7">
      <style:paragraph-properties fo:margin-top="0cm" fo:margin-bottom="0cm" fo:line-height="100%" fo:text-align="start" style:justify-single-word="false"/>
      <style:text-properties style:font-name="Calibri"/>
    </style:style>
    <style:style style:name="P10" style:family="paragraph" style:parent-style-name="Text_20_body" style:list-style-name="L1">
      <style:paragraph-properties fo:margin-top="0cm" fo:margin-bottom="0cm" fo:line-height="100%" fo:text-align="start" style:justify-single-word="false"/>
    </style:style>
    <style:style style:name="P11" style:family="paragraph" style:parent-style-name="Text_20_body" style:list-style-name="L2">
      <style:paragraph-properties fo:margin-top="0cm" fo:margin-bottom="0cm" fo:line-height="100%" fo:text-align="start" style:justify-single-word="false"/>
    </style:style>
    <style:style style:name="P12" style:family="paragraph" style:parent-style-name="Text_20_body" style:list-style-name="L3">
      <style:paragraph-properties fo:margin-top="0cm" fo:margin-bottom="0cm" fo:line-height="100%" fo:text-align="start" style:justify-single-word="false"/>
    </style:style>
    <style:style style:name="P13" style:family="paragraph" style:parent-style-name="Text_20_body" style:list-style-name="L4">
      <style:paragraph-properties fo:margin-top="0cm" fo:margin-bottom="0cm" fo:line-height="100%" fo:text-align="start" style:justify-single-word="false"/>
    </style:style>
    <style:style style:name="P14" style:family="paragraph" style:parent-style-name="Text_20_body" style:list-style-name="L5">
      <style:paragraph-properties fo:margin-top="0cm" fo:margin-bottom="0cm" fo:line-height="100%" fo:text-align="start" style:justify-single-word="false"/>
    </style:style>
    <style:style style:name="P15" style:family="paragraph" style:parent-style-name="Text_20_body" style:list-style-name="L6">
      <style:paragraph-properties fo:margin-top="0cm" fo:margin-bottom="0cm" fo:line-height="100%" fo:text-align="start" style:justify-single-word="false"/>
    </style:style>
    <style:style style:name="P16" style:family="paragraph" style:parent-style-name="Standard">
      <style:paragraph-properties fo:line-height="100%" fo:text-align="start" style:justify-single-word="false"/>
      <style:text-properties style:font-name="Calibri"/>
    </style:style>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style:font-name="Calibri"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1">CONCEPTO</text:span></text:span></text:p>
      <text:list xml:id="list3833980144575355296" text:style-name="L1">
        <text:list-item>
          <text:p text:style-name="P10"><text:span text:style-name="Strong_20_Emphasis"><text:span text:style-name="T1">Título:</text:span></text:span><text:span text:style-name="T1"> El título del juego, debe ser un nombre que capte la atención del jugador y del lector del documento. A grandes rasgos, debe de incluir el concepto del juego. </text:span></text:p>
        </text:list-item>
        <text:list-item>
          <text:p text:style-name="P10"><text:span text:style-name="Strong_20_Emphasis"><text:span text:style-name="T1">Estudio/Diseñadores: </text:span></text:span><text:span text:style-name="T1">El nombre del estudio y/o del diseñador o diseñadores del documento. </text:span></text:p>
        </text:list-item>
        <text:list-item>
          <text:p text:style-name="P10"><text:span text:style-name="T2">Género:</text:span><text:span text:style-name="T1"> El género abarca que tipo de juego será. Simulación, FPS, Rol, etc. </text:span></text:p>
        </text:list-item>
        <text:list-item>
          <text:p text:style-name="P10"><text:span text:style-name="Strong_20_Emphasis"><text:span text:style-name="T1">Plataforma:</text:span></text:span><text:span text:style-name="T1"> Qué hardware se requiere para jugarlo. Computadora Personal, Xbox 360, PS3, etc. </text:span></text:p>
        </text:list-item>
        <text:list-item>
          <text:p text:style-name="P10"><text:span text:style-name="Strong_20_Emphasis"><text:span text:style-name="T1">Versión:</text:span></text:span><text:span text:style-name="T1"> La versión del documento. Debe ser un número y no una fecha. (Ver el campo de Historial de Versiones) </text:span></text:p>
        </text:list-item>
        <text:list-item>
          <text:p text:style-name="P10"><text:span text:style-name="Strong_20_Emphasis"><text:span text:style-name="T1">Sinopsis de Jugabilidad y Contenido:</text:span></text:span><text:span text:style-name="T1"> En uno o dos párrafos, describir la esencia de jugar el juego. Incluir un poco del contenido que tendrá, historia, personajes, objetivo, etc. </text:span></text:p>
        </text:list-item>
        <text:list-item>
          <text:p text:style-name="P10"><text:span text:style-name="Strong_20_Emphasis"><text:span text:style-name="T1">Categoría:</text:span></text:span><text:span text:style-name="T1"> Comparar con uno o varios juegos existentes y enfatizar en las diferencias y características principales de este juego. </text:span></text:p>
        </text:list-item>
        <text:list-item>
          <text:p text:style-name="P10"><text:span text:style-name="Strong_20_Emphasis"><text:span text:style-name="T1">Licencia:</text:span></text:span><text:span text:style-name="T1"> Describir si el juego está basado en un libro o en una película. Si es original, se puede omitir este campo o describir el por qué puede convertirse en una franquicia. </text:span></text:p>
        </text:list-item>
        <text:list-item>
          <text:p text:style-name="P10"><text:span text:style-name="Strong_20_Emphasis"><text:span text:style-name="T1">Mecánica:</text:span></text:span><text:span text:style-name="T1"> Describir la jugabilidad y el control del juego. ¿Qué hace el jugador? ¿Qué usa para lograr sus objetivos? </text:span></text:p>
        </text:list-item>
        <text:list-item>
          <text:p text:style-name="P10"><text:span text:style-name="Strong_20_Emphasis"><text:span text:style-name="T1">Tecnología: </text:span></text:span><text:span text:style-name="T1">Hacer una lista que hardware y software se requiere para producir el juego. Desde lenguaje de programación hasta editor de sonidos. </text:span></text:p>
        </text:list-item>
        <text:list-item>
          <text:p text:style-name="P3"><text:span text:style-name="Strong_20_Emphasis"><text:span text:style-name="T1">Público:</text:span></text:span><text:span text:style-name="T1"> ¿A quién va dirigido el juego? ¿Quién lo jugará? Se puede describir una demografía como niños o adolescentes, sin embargo, es más sencillo describir un tipo de jugador, ya sea casual, competitivo o veterano. </text:span></text:p>
        </text:list-item>
      </text:list>
      <text:p text:style-name="P2"><text:span text:style-name="Strong_20_Emphasis"><text:span text:style-name="T1">HISTORIAL DE VERSIONES:</text:span></text:span><text:span text:style-name="T1"> El Documento de Diseño es un artefacto que siempre estará sujeto a cambios, por lo tanto, un control para las diferentes versiones del documento y de los cambios que se han hecho es esencial. El número de versión varía de acuerdo a si es un cambio mínimo o uno muy radical. El historial no se incluye en un documento que se somete a revisión por una empresa o grupo de desarrolladores debido a que incluye fechas, esto para evitar que juzguen la idea del juego como un concepto viejo.</text:span></text:p>
      <text:p text:style-name="P2"><text:span text:style-name="Strong_20_Emphasis"><text:span text:style-name="T1">VISIÓN GENERAL DEL JUEGO:</text:span></text:span><text:span text:style-name="T1"> Debe de establecer la visión y el enfoque del juego que guiará al proyecto hasta el final del proceso. El resumen debe mencionar lo más interesante, las ventajas y lo original del juego. ¿Por qué las personas jugarían este juego? La estructura de los párrafos es similar a un ensayo, una introducción debe de abarcar todos los aspectos importantes mientras que los párrafos subsecuentes deben detallar lo mencionado en la introducción. Al final, la conclusión debe dejar al lector entusiasmado y emocionado por jugar el juego.</text:span></text:p>
      <text:p text:style-name="P2"><text:span text:style-name="Strong_20_Emphasis"><text:span text:style-name="T1">MECÁNICA DEL JUEGO:</text:span></text:span><text:span text:style-name="T1"> Esta sección esencialmente describe lo que el jugador puede hacer y cómo puede hacerlo. Describir las acciones del jugador, de preferencia en secuencia a cómo será en el juego.</text:span></text:p>
      <text:list xml:id="list877082018137628046" text:style-name="L2">
        <text:list-item>
          <text:p text:style-name="P11"><text:span text:style-name="Strong_20_Emphasis"><text:span text:style-name="T1">Cámara:</text:span></text:span><text:span text:style-name="T1"> Describir el tipo de cámara que se utilizará. Es decir, qué perspectiva tiene el jugador ante lo que está viendo en el juego, si es 3D o 2D, vista isométrica, en primera persona, etc. Periféricos: ¿Qué periféricos utilizará el jugador para lograr los objetivos mencionados? Incluir todos los que apliquen: teclado, mouse, gamepad, micrófono, etc. </text:span></text:p>
        </text:list-item>
        <text:list-item>
          <text:p text:style-name="P11"><text:span text:style-name="Strong_20_Emphasis"><text:span text:style-name="T1">Controles</text:span></text:span><text:span text:style-name="T1">: Describir los botones y teclas que invoquen las acciones mencionadas en la sección de Mecánica del Juego. </text:span></text:p>
        </text:list-item>
        <text:list-item>
          <text:p text:style-name="P11"><text:span text:style-name="Strong_20_Emphasis"><text:span text:style-name="T1">Puntuación</text:span></text:span><text:span text:style-name="T1">: Explicar de qué manera el juego se mantiene al tanto de los logros del jugador. Incluir también si existe una tabla de puntuaciones que compare los mismos entre los </text:span><text:soft-page-break/><text:span text:style-name="T1">jugadores, ya sea de manera local o en línea. </text:span></text:p>
        </text:list-item>
        <text:list-item>
          <text:p text:style-name="P4"><text:span text:style-name="Strong_20_Emphasis"><text:span text:style-name="T1">Guardar/Cargar:</text:span></text:span><text:span text:style-name="T1"> Describir cómo el jugador guarda su progreso de los objetivos logrados en el juego y cómo puede continuar los objetivos pendientes. De igual manera, describir los dispositivos de almacenamiento que se usarán o si el juego tiene un sistema de contraseñas. </text:span></text:p>
        </text:list-item>
      </text:list>
      <text:p text:style-name="P2"><text:span text:style-name="Strong_20_Emphasis"><text:span text:style-name="T1">ESTADOS DEL JUEGO:</text:span></text:span><text:span text:style-name="T1"> Un estado del juego se refiere al lugar en donde se encuentra el jugador durante el juego, es decir, si el jugador está en el Menú Principal, está jugando un Juego Multijugador, está en el Menú de Pausa, etc. Los diagramas deben representar visualmente las relaciones entre los estados, si del Menú Principal se puede ir al Menú de Opciones, ¿Cómo lo hace? ¿Qué se ejecuta? ¿Qué interfaz muestra?</text:span></text:p>
      <text:p text:style-name="P2"><text:span text:style-name="Strong_20_Emphasis"><text:span text:style-name="T1">INTERFACES:</text:span></text:span><text:span text:style-name="T1"> Las interfaces dan la pauta a la interactividad que tiene el jugador con el juego, en esta sección se debe describir la apariencia del juego, es decir, colores y temática. Es importante dejar una impresión visual en el jugador y obviamente debe estar relacionada con el concepto del juego.</text:span></text:p>
      <text:list xml:id="list2939754069848888271" text:style-name="L3">
        <text:list-item>
          <text:p text:style-name="P12"><text:span text:style-name="Strong_20_Emphasis"><text:span text:style-name="T1">Nombre de la Pantalla:</text:span></text:span><text:span text:style-name="T1"> El nombre de la pantalla, si es el Menú Principal o el H.U.D. (Heads-up Display). </text:span></text:p>
        </text:list-item>
        <text:list-item>
          <text:p text:style-name="P12"><text:span text:style-name="Strong_20_Emphasis"><text:span text:style-name="T1">Descripción de la Pantalla:</text:span></text:span><text:span text:style-name="T1"> ¿Para qué sirve esta interface? </text:span></text:p>
        </text:list-item>
        <text:list-item>
          <text:p text:style-name="P5"><text:span text:style-name="Strong_20_Emphasis"><text:span text:style-name="T1">Estados del Juego: </text:span></text:span><text:span text:style-name="T1">Hacer una lista de todos los estados de juego que invoquen esta pantalla así como también los estados que se puedan invocar en ella. Imagen Una imagen que muestre en concepto cómo se vería la pantalla. </text:span></text:p>
        </text:list-item>
      </text:list>
      <text:p text:style-name="P2"><text:span text:style-name="Strong_20_Emphasis"><text:span text:style-name="T1">NIVELES:</text:span></text:span><text:span text:style-name="T1"> Los juegos comúnmente se dividen en niveles o en mapas secuenciales dentro de los cuales se debe cumplir con ciertos objetivos para progresar en el juego. Existen juegos en los cuales los niveles solo cambian a razón de la dificultad y los objetivos siguen siendo los mismos, de igual manera se deben describir esos cambios en esta sección.</text:span></text:p>
      <text:list xml:id="list2230357194660656054" text:style-name="L4">
        <text:list-item>
          <text:p text:style-name="P13"><text:span text:style-name="Strong_20_Emphasis"><text:span text:style-name="T1">Título del Nivel:</text:span></text:span><text:span text:style-name="T1"> El nombre del nivel. </text:span></text:p>
        </text:list-item>
        <text:list-item>
          <text:p text:style-name="P13"><text:span text:style-name="Strong_20_Emphasis"><text:span text:style-name="T1">Encuentro:</text:span></text:span><text:span text:style-name="T1"> Describir si es el primer nivel, un tutorial o un bonus, en otras palabras, ¿Cuándo es que el jugador llega a este nivel? Descripción Una descripción detallada del nivel. </text:span></text:p>
        </text:list-item>
        <text:list-item>
          <text:p text:style-name="P13"><text:span text:style-name="Strong_20_Emphasis"><text:span text:style-name="T1">Objetivos:</text:span></text:span><text:span text:style-name="T1"> ¿Qué debe de hacer el jugador para terminar el nivel? Este campo también debe incluir si el jugador tiene que resolver ciertos acertijos o derrotar a cierto enemigo para progresar. Progreso Describir que ocurre cuando el jugador termina el nivel. </text:span></text:p>
        </text:list-item>
        <text:list-item>
          <text:p text:style-name="P13"><text:span text:style-name="Strong_20_Emphasis"><text:span text:style-name="T1">Enemigos:</text:span></text:span><text:span text:style-name="T1"> Si el nivel tiene enemigos que el jugador debe enfrentar, éstos se enlistan en este campo, de lo contrario este campo puede ser omitido. </text:span></text:p>
        </text:list-item>
        <text:list-item>
          <text:p text:style-name="P13"><text:span text:style-name="Strong_20_Emphasis"><text:span text:style-name="T1">Items: </text:span></text:span><text:span text:style-name="T1">Enumerar los objetos que el jugador o los enemigos pueden usar y que aparecen en este nivel, este campo se puede omitir si no existen dichos objetos. </text:span></text:p>
        </text:list-item>
        <text:list-item>
          <text:p text:style-name="P13"><text:span text:style-name="Strong_20_Emphasis"><text:span text:style-name="T1">Personajes:</text:span></text:span><text:span text:style-name="T1"> Los personajes que aparecen en el nivel, de igual manera, este campo puede ser omitido si no existen personajes en el juego. </text:span></text:p>
        </text:list-item>
        <text:list-item>
          <text:p text:style-name="P13"><text:span text:style-name="Strong_20_Emphasis"><text:span text:style-name="T1">Música y Efectos de Sonido:</text:span></text:span><text:span text:style-name="T1"> Describir la música de este nivel al igual que los efectos de sonido de ambiente que contiene. </text:span></text:p>
        </text:list-item>
        <text:list-item>
          <text:p text:style-name="P6"><text:span text:style-name="Strong_20_Emphasis"><text:span text:style-name="T1">Referencias de BGM y SFX:</text:span></text:span><text:span text:style-name="T1"> Escribir todas las referencias que apliquen con respecto a la música de fondo y efectos de sonido descritos en la sección de Música y Sonidos. </text:span></text:p>
        </text:list-item>
      </text:list>
      <text:p text:style-name="P2"><text:span text:style-name="Strong_20_Emphasis"><text:span text:style-name="T1">PROGRESO DEL JUEGO: </text:span></text:span><text:span text:style-name="Strong_20_Emphasis"><text:span text:style-name="T3">E</text:span></text:span><text:span text:style-name="T1">numerar de manera secuencial o por medio de un diagrama de flujo los eventos o niveles que el jugador debe de pasar para progresar en el juego. Existen juegos que tienen distintos modos de juego, en ese caso se requieren varias listas y/o diagramas.</text:span></text:p>
      <text:p text:style-name="P2"><text:span text:style-name="Strong_20_Emphasis"><text:span text:style-name="T1">PERSONAJES: </text:span></text:span><text:span text:style-name="T1">Los personajes principales y secundarios que aparecerán en el juego. Esta sección se puede omitir si el juego no tiene personajes.</text:span></text:p>
      <text:list xml:id="list3904956102146685603" text:style-name="L5">
        <text:list-item>
          <text:p text:style-name="P14"><text:soft-page-break/><text:span text:style-name="Strong_20_Emphasis"><text:span text:style-name="T1">Nombre del Personaje</text:span></text:span><text:span text:style-name="T1">: El nombre del personaje. </text:span></text:p>
        </text:list-item>
        <text:list-item>
          <text:p text:style-name="P14"><text:span text:style-name="Strong_20_Emphasis"><text:span text:style-name="T1">Descripción:</text:span></text:span><text:span text:style-name="T1"> Describir detalladamente el físico del personaje, si es humano o extraterrestre, su vestimenta, etc. Imagen Fotografía o dibujo conceptual del personaje. </text:span></text:p>
        </text:list-item>
        <text:list-item>
          <text:p text:style-name="P14"><text:span text:style-name="Strong_20_Emphasis"><text:span text:style-name="T1">Concepto:</text:span></text:span><text:span text:style-name="T1"> Describir la conducta y comportamiento, al igual que los motivos del personaje. Mencionar también si es el enemigo principal o el protagonista. El concepto también puede relatarse como una historia del personaje, detallando en las relaciones con otros personajes del juego. </text:span></text:p>
        </text:list-item>
        <text:list-item>
          <text:p text:style-name="P14"><text:span text:style-name="Strong_20_Emphasis"><text:span text:style-name="T1">Encuentro:</text:span></text:span><text:span text:style-name="T1"> ¿Cuándo aparece este personaje en el juego? </text:span></text:p>
        </text:list-item>
        <text:list-item>
          <text:p text:style-name="P14"><text:span text:style-name="T2">Habilidades:</text:span><text:span text:style-name="T1"> Enlistar las habilidades del personaje. </text:span></text:p>
        </text:list-item>
        <text:list-item>
          <text:p text:style-name="P14"><text:span text:style-name="Strong_20_Emphasis"><text:span text:style-name="T1">Armas: </text:span></text:span><text:span text:style-name="T1">Las armas del personaje. </text:span></text:p>
        </text:list-item>
        <text:list-item>
          <text:p text:style-name="P14"><text:span text:style-name="Strong_20_Emphasis"><text:span text:style-name="T1">Items:</text:span></text:span><text:span text:style-name="T1"> Los objetos del personaje. </text:span></text:p>
        </text:list-item>
        <text:list-item>
          <text:p text:style-name="P7"><text:span text:style-name="Strong_20_Emphasis"><text:span text:style-name="T1">Personaje No-Jugable:</text:span></text:span><text:span text:style-name="T1"> Si el personaje no es controlable por el jugador, describir su propósito para el juego y/o para el jugador. </text:span></text:p>
        </text:list-item>
      </text:list>
      <text:p text:style-name="P2"><text:span text:style-name="Strong_20_Emphasis"><text:span text:style-name="T1">ENEMIGOS:</text:span></text:span><text:span text:style-name="T1"> Los enemigos obstaculizan el progreso del jugador, pueden ser máquinas, otros personajes, monstruos, etc.</text:span></text:p>
      <text:list xml:id="list7098019014763905204" text:style-name="L6">
        <text:list-item>
          <text:p text:style-name="P15"><text:span text:style-name="Strong_20_Emphasis"><text:span text:style-name="T1">Nombre:</text:span></text:span><text:span text:style-name="T1"> El nombre del enemigo. </text:span></text:p>
        </text:list-item>
        <text:list-item>
          <text:p text:style-name="P15"><text:span text:style-name="Strong_20_Emphasis"><text:span text:style-name="T1">Descripción:</text:span></text:span><text:span text:style-name="T1"> Describir detalladamente el físico del enemigo así como también su comportamiento. </text:span></text:p>
        </text:list-item>
        <text:list-item>
          <text:p text:style-name="P15"><text:span text:style-name="Strong_20_Emphasis"><text:span text:style-name="T1">Encuentro:</text:span></text:span><text:span text:style-name="T1"> ¿Cuándo aparece este enemigo en el juego? </text:span></text:p>
        </text:list-item>
        <text:list-item>
          <text:p text:style-name="P15"><text:span text:style-name="Strong_20_Emphasis"><text:span text:style-name="T1">Imagen:</text:span></text:span><text:span text:style-name="T1"> Fotografía o dibujo conceptual del enemigo. </text:span></text:p>
        </text:list-item>
        <text:list-item>
          <text:p text:style-name="P15"><text:span text:style-name="Strong_20_Emphasis"><text:span text:style-name="T1">Habilidades:</text:span></text:span><text:span text:style-name="T1"> Enlistar las habilidades del enemigo. </text:span></text:p>
        </text:list-item>
        <text:list-item>
          <text:p text:style-name="P15"><text:span text:style-name="Strong_20_Emphasis"><text:span text:style-name="T1">Armas:</text:span></text:span><text:span text:style-name="T1"> Enlistar las armas del enemigo. </text:span></text:p>
        </text:list-item>
        <text:list-item>
          <text:p text:style-name="P8"><text:span text:style-name="Strong_20_Emphasis"><text:span text:style-name="T1">Items:</text:span></text:span><text:span text:style-name="T1"> Enlistar los objetos del enemigo. </text:span></text:p>
        </text:list-item>
      </text:list>
      <text:p text:style-name="P2"><text:span text:style-name="Strong_20_Emphasis"><text:span text:style-name="T1">HABILIDADES:</text:span></text:span><text:span text:style-name="T1"> Los personajes y los enemigos llegan a tener ciertas habilidades fuera de las acciones comunes, en esta sección se describen cada una de ellas.</text:span></text:p>
      <text:p text:style-name="P2"><text:span text:style-name="Strong_20_Emphasis"><text:span text:style-name="T1">ARMAS:</text:span></text:span><text:span text:style-name="T1"> En esta sección se describen las armas que aparecerán en el juego.</text:span></text:p>
      <text:p text:style-name="P2"><text:span text:style-name="Strong_20_Emphasis"><text:span text:style-name="T1">ITEMS:</text:span></text:span><text:span text:style-name="T1"> Todos los objetos especiales que ayudan al jugador a realizar los objetivos y progresar en el juego se mencionan aquí.</text:span></text:p>
      <text:p text:style-name="P2"><text:span text:style-name="Strong_20_Emphasis"><text:span text:style-name="T1">GUIÓN:</text:span></text:span><text:span text:style-name="T1"> En esta sección se incluyen todos los diálogos del juego. Estos pueden ser muy variantes o inexistentes dependiendo de la naturaleza del juego. El guión debe de incluir encabezados, nombres, diálogo, acción y transiciones.</text:span></text:p>
      <text:p text:style-name="P2"><text:span text:style-name="Strong_20_Emphasis"><text:span text:style-name="T1">LOGROS:</text:span></text:span><text:span text:style-name="T1"> Describir los varios logros o hitos que el jugador obtiene mientras progresa en el juego. Estos pueden otorgar medallas, personajes secretos o puntos extra.</text:span></text:p>
      <text:p text:style-name="P2"><text:span text:style-name="Strong_20_Emphasis"><text:span text:style-name="T1">CÓDIGOS SECRETOS:</text:span></text:span><text:span text:style-name="T1"> Describir los códigos secretos que el jugador puede ingresar, lo que hacen y cómo son ingresados.</text:span></text:p>
      <text:p text:style-name="P2"><text:span text:style-name="Strong_20_Emphasis"><text:span text:style-name="T1">MÚSICA Y SONIDOS:</text:span></text:span><text:span text:style-name="T1"> La música y/o sonidos que se usarán en el juego, nombre, descripción junto con un número de referencia. Si es música de fondo, la referencia debe de empezar con una ‘M’ seguida de un número en secuencia. Si es un efecto de sonido, empezar con ‘S’.</text:span></text:p>
      <text:p text:style-name="P2"><text:span text:style-name="Strong_20_Emphasis"><text:span text:style-name="T1">IMÁGENES DE CONCEPTO:</text:span></text:span><text:span text:style-name="T1"> Todas las imágenes que muestren algún posible nivel, personaje, objeto, etc., deben ser incluidas en esta sección y deben estar enumeradas y con título.</text:span></text:p>
      <text:p text:style-name="P2"><text:span text:style-name="Strong_20_Emphasis"><text:span text:style-name="T1">MIEMBROS DEL EQUIPO:</text:span></text:span><text:span text:style-name="T1"> Información de las personas que trabajarán en el proyecto, incluye su nombre, el rol o roles que desempeñan y medios por los cuales se les puede contactar.</text:span></text:p>
      <text:p text:style-name="P2"><text:span text:style-name="Strong_20_Emphasis"><text:span text:style-name="T1">DETALLES DE PRODUCCIÓN:</text:span></text:span><text:span text:style-name="T1"> Antes de entrar a la etapa de Producción, se definen en el documento </text:span><text:soft-page-break/><text:span text:style-name="T1">algunos detalles del proyecto.</text:span></text:p>
      <text:list xml:id="list4803471788588862774" text:style-name="L7">
        <text:list-item>
          <text:p text:style-name="P9">Fecha de Inicio: ¿Cuándo empieza la etapa de Producción del proyecto? </text:p>
        </text:list-item>
        <text:list-item>
          <text:p text:style-name="P9">Fecha de Terminación: ¿Cuándo termina la etapa de Producción del proyecto? </text:p>
        </text:list-item>
        <text:list-item>
          <text:p text:style-name="P1">Presupuesto: Una estimación aproximada del presupuesto del juego. </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AN CARAX</meta:initial-creator>
    <meta:creation-date>2020-11-18T18:14:17.15</meta:creation-date>
    <meta:document-statistic meta:table-count="0" meta:image-count="0" meta:object-count="0" meta:page-count="4" meta:paragraph-count="64" meta:word-count="1654" meta:character-count="9943"/>
    <dc:date>2020-11-18T18:26:00.52</dc:date>
    <dc:creator>JULIAN CARAX</dc:creator>
    <meta:editing-duration>PT11M44S</meta:editing-duration>
    <meta:editing-cycles>1</meta:editing-cycles>
    <meta:generator>OpenOffice/4.1.5$Win32 OpenOffice.org_project/415m1$Build-9789</meta:generator>
  </office:meta>
</office:document-meta>
</file>